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egressiva de 2 Pontos</text:p>
          </table:table-cell>
          <table:table-cell office:value-type="string" calcext:value-type="string">
            <text:p>Progressiva de 2 Pontos</text:p>
          </table:table-cell>
          <table:table-cell office:value-type="string" calcext:value-type="string">
            <text:p>Fórmula de 3 Pontos</text:p>
          </table:table-cell>
          <table:table-cell office:value-type="string" calcext:value-type="string">
            <text:p>Fórmula de 5 Pontos</text:p>
          </table:table-cell>
        </table:table-row>
        <table:table-row table:style-name="ro1">
          <table:table-cell office:value-type="string" calcext:value-type="string">
            <text:p>H = 0,1</text:p>
          </table:table-cell>
          <table:table-cell office:value-type="float" office:value="-1.04545249671841" calcext:value-type="float">
            <text:p>-1,04545249671841</text:p>
          </table:table-cell>
          <table:table-cell office:value-type="float" office:value="-0.566505054300731" calcext:value-type="float">
            <text:p>-0,566505054300731</text:p>
          </table:table-cell>
          <table:table-cell office:value-type="float" office:value="-0.805978840993574" calcext:value-type="float">
            <text:p>-0,805978840993574</text:p>
          </table:table-cell>
          <table:table-cell office:value-type="float" office:value="-0.7262083053943" calcext:value-type="float">
            <text:p>-0,7262083053943</text:p>
          </table:table-cell>
        </table:table-row>
        <table:table-row table:style-name="ro1">
          <table:table-cell office:value-type="string" calcext:value-type="string">
            <text:p>H = 0,01</text:p>
          </table:table-cell>
          <table:table-cell office:value-type="float" office:value="-0.770793976822195" calcext:value-type="float">
            <text:p>-0,770793976822195</text:p>
          </table:table-cell>
          <table:table-cell office:value-type="float" office:value="-0.725875991548124" calcext:value-type="float">
            <text:p>-0,725875991548124</text:p>
          </table:table-cell>
          <table:table-cell office:value-type="float" office:value="-0.74833563902524" calcext:value-type="float">
            <text:p>-0,74833563902524</text:p>
          </table:table-cell>
          <table:table-cell office:value-type="float" office:value="-0.747794052829927" calcext:value-type="float">
            <text:p>-0,747794052829927</text:p>
          </table:table-cell>
        </table:table-row>
        <table:table-row table:style-name="ro1">
          <table:table-cell office:value-type="string" calcext:value-type="string">
            <text:p>H = 0,001</text:p>
          </table:table-cell>
          <table:table-cell office:value-type="float" office:value="-0.750030626526859" calcext:value-type="float">
            <text:p>-0,750030626526859</text:p>
          </table:table-cell>
          <table:table-cell office:value-type="float" office:value="-0.745581369280836" calcext:value-type="float">
            <text:p>-0,745581369280836</text:p>
          </table:table-cell>
          <table:table-cell office:value-type="float" office:value="-0.747812546304192" calcext:value-type="float">
            <text:p>-0,747812546304192</text:p>
          </table:table-cell>
          <table:table-cell office:value-type="float" office:value="-0.747779363192733" calcext:value-type="float">
            <text:p>-0,747779363192733</text:p>
          </table:table-cell>
        </table:table-row>
        <table:table-row table:style-name="ro1">
          <table:table-cell office:value-type="string" calcext:value-type="string">
            <text:p>H = 0,0001</text:p>
          </table:table-cell>
          <table:table-cell office:value-type="float" office:value="-0.747887378355631" calcext:value-type="float">
            <text:p>-0,747887378355631</text:p>
          </table:table-cell>
          <table:table-cell office:value-type="float" office:value="-0.747311296348969" calcext:value-type="float">
            <text:p>-0,747311296348969</text:p>
          </table:table-cell>
          <table:table-cell office:value-type="float" office:value="-0.747664821360505" calcext:value-type="float">
            <text:p>-0,747664821360505</text:p>
          </table:table-cell>
          <table:table-cell office:value-type="float" office:value="-0.747695883928067" calcext:value-type="float">
            <text:p>-0,747695883928067</text:p>
          </table:table-cell>
        </table:table-row>
        <table:table-row table:style-name="ro1">
          <table:table-cell office:value-type="string" calcext:value-type="string">
            <text:p>H = 0,00001</text:p>
          </table:table-cell>
          <table:table-cell office:value-type="float" office:value="-0.746506613498272" calcext:value-type="float">
            <text:p>-0,746506613498272</text:p>
          </table:table-cell>
          <table:table-cell office:value-type="float" office:value="-0.749708862978149" calcext:value-type="float">
            <text:p>-0,749708862978149</text:p>
          </table:table-cell>
          <table:table-cell office:value-type="float" office:value="-0.748762578320259" calcext:value-type="float">
            <text:p>-0,748762578320259</text:p>
          </table:table-cell>
          <table:table-cell office:value-type="float" office:value="-0.746983984800976" calcext:value-type="float">
            <text:p>-0,7469839848009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alor Esperado</text:p>
          </table:table-cell>
          <table:table-cell office:value-type="float" office:value="-0.747793848776809" calcext:value-type="float">
            <text:p>-0,7477938487768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ressiva de 2 Pontos</text:p>
          </table:table-cell>
          <table:table-cell office:value-type="string" calcext:value-type="string">
            <text:p>Progressiva de 2 Pontos</text:p>
          </table:table-cell>
          <table:table-cell office:value-type="string" calcext:value-type="string">
            <text:p>Fórmula de 3 Pontos</text:p>
          </table:table-cell>
          <table:table-cell office:value-type="string" calcext:value-type="string">
            <text:p>Fórmula de 5 Pontos</text:p>
          </table:table-cell>
        </table:table-row>
        <table:table-row table:style-name="ro1">
          <table:table-cell office:value-type="string" calcext:value-type="string">
            <text:p>H = 0,1</text:p>
          </table:table-cell>
          <table:table-cell table:formula="of:= ABS([.B2]-[.$C$9])" office:value-type="float" office:value="0.297658647941598" calcext:value-type="float">
            <text:p>0,297658647941598</text:p>
          </table:table-cell>
          <table:table-cell table:formula="of:= ABS([.C2]-[.$C$9])" office:value-type="float" office:value="0.181288794476078" calcext:value-type="float">
            <text:p>0,181288794476078</text:p>
          </table:table-cell>
          <table:table-cell table:formula="of:= ABS([.D2]-[.$C$9])" office:value-type="float" office:value="0.0581849922167657" calcext:value-type="float">
            <text:p>0,0581849922167657</text:p>
          </table:table-cell>
          <table:table-cell table:formula="of:= ABS([.E2]-[.$C$9])" office:value-type="float" office:value="0.0215855433825087" calcext:value-type="float">
            <text:p>0,0215855433825087</text:p>
          </table:table-cell>
        </table:table-row>
        <table:table-row table:style-name="ro1">
          <table:table-cell office:value-type="string" calcext:value-type="string">
            <text:p>H = 0,01</text:p>
          </table:table-cell>
          <table:table-cell table:formula="of:= ABS([.B3]-[.$C$9])" office:value-type="float" office:value="0.0230001280453868" calcext:value-type="float">
            <text:p>0,0230001280453868</text:p>
          </table:table-cell>
          <table:table-cell table:formula="of:= ABS([.C3]-[.$C$9])" office:value-type="float" office:value="0.0219178572286848" calcext:value-type="float">
            <text:p>0,0219178572286848</text:p>
          </table:table-cell>
          <table:table-cell table:formula="of:= ABS([.D3]-[.$C$9])" office:value-type="float" office:value="0.000541790248431151" calcext:value-type="float">
            <text:p>0,000541790248431151</text:p>
          </table:table-cell>
          <table:table-cell table:formula="of:= ABS([.E3]-[.$C$9])" office:value-type="float" office:value="0.00000020405311806915" calcext:value-type="float">
            <text:p>2,04053118069147E-07</text:p>
          </table:table-cell>
        </table:table-row>
        <table:table-row table:style-name="ro1">
          <table:table-cell office:value-type="string" calcext:value-type="string">
            <text:p>H = 0,001</text:p>
          </table:table-cell>
          <table:table-cell table:formula="of:= ABS([.B4]-[.$C$9])" office:value-type="float" office:value="0.00223677775005005" calcext:value-type="float">
            <text:p>0,00223677775005005</text:p>
          </table:table-cell>
          <table:table-cell table:formula="of:= ABS([.C4]-[.$C$9])" office:value-type="float" office:value="0.00221247949597225" calcext:value-type="float">
            <text:p>0,00221247949597225</text:p>
          </table:table-cell>
          <table:table-cell table:formula="of:= ABS([.D4]-[.$C$9])" office:value-type="float" office:value="0.0000186975273829271" calcext:value-type="float">
            <text:p>1,86975273829271E-05</text:p>
          </table:table-cell>
          <table:table-cell table:formula="of:= ABS([.E4]-[.$C$9])" office:value-type="float" office:value="0.0000144855840760183" calcext:value-type="float">
            <text:p>1,44855840760183E-05</text:p>
          </table:table-cell>
        </table:table-row>
        <table:table-row table:style-name="ro1">
          <table:table-cell office:value-type="string" calcext:value-type="string">
            <text:p>H = 0,0001</text:p>
          </table:table-cell>
          <table:table-cell table:formula="of:= ABS([.B5]-[.$C$9])" office:value-type="float" office:value="0.0000935295788225821" calcext:value-type="float">
            <text:p>9,35295788225821E-05</text:p>
          </table:table-cell>
          <table:table-cell table:formula="of:= ABS([.C5]-[.$C$9])" office:value-type="float" office:value="0.000482552427840122" calcext:value-type="float">
            <text:p>0,000482552427840122</text:p>
          </table:table-cell>
          <table:table-cell table:formula="of:= ABS([.D5]-[.$C$9])" office:value-type="float" office:value="0.00012902741630394" calcext:value-type="float">
            <text:p>0,00012902741630394</text:p>
          </table:table-cell>
          <table:table-cell table:formula="of:= ABS([.E5]-[.$C$9])" office:value-type="float" office:value="0.0000979648487412499" calcext:value-type="float">
            <text:p>9,79648487412499E-05</text:p>
          </table:table-cell>
        </table:table-row>
        <table:table-row table:style-name="ro1">
          <table:table-cell office:value-type="string" calcext:value-type="string">
            <text:p>H = 0,00001</text:p>
          </table:table-cell>
          <table:table-cell table:formula="of:= ABS([.B6]-[.$C$9])" office:value-type="float" office:value="0.00128723527853691" calcext:value-type="float">
            <text:p>0,00128723527853691</text:p>
          </table:table-cell>
          <table:table-cell table:formula="of:= ABS([.C6]-[.$C$9])" office:value-type="float" office:value="0.0019150142013401" calcext:value-type="float">
            <text:p>0,0019150142013401</text:p>
          </table:table-cell>
          <table:table-cell table:formula="of:= ABS([.D6]-[.$C$9])" office:value-type="float" office:value="0.000968729543450286" calcext:value-type="float">
            <text:p>0,000968729543450286</text:p>
          </table:table-cell>
          <table:table-cell table:formula="of:= ABS([.E6]-[.$C$9])" office:value-type="float" office:value="0.000809863975832381" calcext:value-type="float">
            <text:p>0,00080986397583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6:38:45.4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6T16:47:19.931000000</dc:date>
    <meta:editing-duration>PT25M27S</meta:editing-duration>
    <meta:editing-cycles>5</meta:editing-cycles>
    <meta:generator>LibreOffice/7.3.3.2$Windows_X86_64 LibreOffice_project/d1d0ea68f081ee2800a922cac8f79445e4603348</meta:generator>
    <meta:document-statistic meta:table-count="1" meta:cell-count="61" meta:object-count="0"/>
  </office:meta>
</office:document-meta>
</file>